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IPA明朝" svg:font-family="IPA明朝"/>
    <style:font-face style:name="Tahoma1" svg:font-family="Tahoma"/>
    <style:font-face style:name="IPA明朝1" svg:font-family="IPA明朝" style:font-family-generic="roman" style:font-pitch="fixed"/>
    <style:font-face style:name="IPA明朝2" svg:font-family="IPA明朝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9.173cm" table:align="margins" style:may-break-between-rows="false"/>
    </style:style>
    <style:style style:name="表1.A" style:family="table-column">
      <style:table-column-properties style:column-width="0.397cm" style:rel-column-width="1356*"/>
    </style:style>
    <style:style style:name="表1.B" style:family="table-column">
      <style:table-column-properties style:column-width="3.327cm" style:rel-column-width="11370*"/>
    </style:style>
    <style:style style:name="表1.C" style:family="table-column">
      <style:table-column-properties style:column-width="0.688cm" style:rel-column-width="2351*"/>
    </style:style>
    <style:style style:name="表1.D" style:family="table-column">
      <style:table-column-properties style:column-width="1.515cm" style:rel-column-width="5178*"/>
    </style:style>
    <style:style style:name="表1.E" style:family="table-column">
      <style:table-column-properties style:column-width="2.697cm" style:rel-column-width="9218*"/>
    </style:style>
    <style:style style:name="表1.F" style:family="table-column">
      <style:table-column-properties style:column-width="0.524cm" style:rel-column-width="1790*"/>
    </style:style>
    <style:style style:name="表1.G" style:family="table-column">
      <style:table-column-properties style:column-width="0.741cm" style:rel-column-width="2532*"/>
    </style:style>
    <style:style style:name="表1.H" style:family="table-column">
      <style:table-column-properties style:column-width="1.058cm" style:rel-column-width="3617*"/>
    </style:style>
    <style:style style:name="表1.I" style:family="table-column">
      <style:table-column-properties style:column-width="1.012cm" style:rel-column-width="3460*"/>
    </style:style>
    <style:style style:name="表1.J" style:family="table-column">
      <style:table-column-properties style:column-width="0.896cm" style:rel-column-width="3062*"/>
    </style:style>
    <style:style style:name="表1.K" style:family="table-column">
      <style:table-column-properties style:column-width="1.501cm" style:rel-column-width="5130*"/>
    </style:style>
    <style:style style:name="表1.L" style:family="table-column">
      <style:table-column-properties style:column-width="1.64cm" style:rel-column-width="5606*"/>
    </style:style>
    <style:style style:name="表1.M" style:family="table-column">
      <style:table-column-properties style:column-width="2.669cm" style:rel-column-width="9121*"/>
    </style:style>
    <style:style style:name="表1.N" style:family="table-column">
      <style:table-column-properties style:column-width="0.51cm" style:rel-column-width="1744*"/>
    </style:style>
    <style:style style:name="表1.1" style:family="table-row">
      <style:table-row-properties style:keep-together="false" fo:keep-together="always"/>
    </style:style>
    <style:style style:name="表1.A1" style:family="table-cell">
      <style:table-cell-properties fo:padding="0.097cm" fo:border="none"/>
    </style:style>
    <style:style style:name="表1.2" style:family="table-row">
      <style:table-row-properties style:min-row-height="0.658cm" style:keep-together="false" fo:keep-together="always"/>
    </style:style>
    <style:style style:name="表1.3" style:family="table-row">
      <style:table-row-properties style:row-height="0.75cm" style:keep-together="false" fo:keep-together="always"/>
    </style:style>
    <style:style style:name="表1.4" style:family="table-row">
      <style:table-row-properties style:min-row-height="0.616cm" style:keep-together="false" fo:keep-together="always"/>
    </style:style>
    <style:style style:name="表1.7" style:family="table-row">
      <style:table-row-properties style:min-row-height="0.639cm" style:keep-together="false" fo:keep-together="always"/>
    </style:style>
    <style:style style:name="表1.8" style:family="table-row">
      <style:table-row-properties style:row-height="0.836cm" style:keep-together="false" fo:keep-together="always"/>
    </style:style>
    <style:style style:name="表1.9" style:family="table-row">
      <style:table-row-properties style:min-row-height="0.9cm" style:keep-together="false" fo:keep-together="always"/>
    </style:style>
    <style:style style:name="表1.12" style:family="table-row">
      <style:table-row-properties style:min-row-height="0.953cm" style:keep-together="false" fo:keep-together="always"/>
    </style:style>
    <style:style style:name="表1.13" style:family="table-row">
      <style:table-row-properties style:min-row-height="0.609cm" style:keep-together="false" fo:keep-together="always"/>
    </style:style>
    <style:style style:name="表2" style:family="table">
      <style:table-properties style:width="19.05cm" table:align="left"/>
    </style:style>
    <style:style style:name="表2.A" style:family="table-column">
      <style:table-column-properties style:column-width="0.344cm"/>
    </style:style>
    <style:style style:name="表2.B" style:family="table-column">
      <style:table-column-properties style:column-width="3.254cm"/>
    </style:style>
    <style:style style:name="表2.C" style:family="table-column">
      <style:table-column-properties style:column-width="10.636cm"/>
    </style:style>
    <style:style style:name="表2.D" style:family="table-column">
      <style:table-column-properties style:column-width="1.64cm"/>
    </style:style>
    <style:style style:name="表2.E" style:family="table-column">
      <style:table-column-properties style:column-width="2.646cm"/>
    </style:style>
    <style:style style:name="表2.F" style:family="table-column">
      <style:table-column-properties style:column-width="0.529cm"/>
    </style:style>
    <style:style style:name="表2.1" style:family="table-row">
      <style:table-row-properties style:row-height="0.75cm"/>
    </style:style>
    <style:style style:name="表2.A1" style:family="table-cell">
      <style:table-cell-properties fo:padding="0.097cm" fo:border="none"/>
    </style:style>
    <style:style style:name="表3" style:family="table">
      <style:table-properties style:width="19.267cm" table:align="margins"/>
    </style:style>
    <style:style style:name="表3.A" style:family="table-column">
      <style:table-column-properties style:column-width="0.474cm" style:rel-column-width="1613*"/>
    </style:style>
    <style:style style:name="表3.B" style:family="table-column">
      <style:table-column-properties style:column-width="3.175cm" style:rel-column-width="10799*"/>
    </style:style>
    <style:style style:name="表3.C" style:family="table-column">
      <style:table-column-properties style:column-width="0.741cm" style:rel-column-width="2519*"/>
    </style:style>
    <style:style style:name="表3.D" style:family="table-column">
      <style:table-column-properties style:column-width="2.54cm" style:rel-column-width="8639*"/>
    </style:style>
    <style:style style:name="表3.E" style:family="table-column">
      <style:table-column-properties style:column-width="0.926cm" style:rel-column-width="3149*"/>
    </style:style>
    <style:style style:name="表3.F" style:family="table-column">
      <style:table-column-properties style:column-width="2.776cm" style:rel-column-width="9441*"/>
    </style:style>
    <style:style style:name="表3.G" style:family="table-column">
      <style:table-column-properties style:column-width="1.376cm" style:rel-column-width="4679*"/>
    </style:style>
    <style:style style:name="表3.H" style:family="table-column">
      <style:table-column-properties style:column-width="0.714cm" style:rel-column-width="2429*"/>
    </style:style>
    <style:style style:name="表3.I" style:family="table-column">
      <style:table-column-properties style:column-width="1.535cm" style:rel-column-width="5219*"/>
    </style:style>
    <style:style style:name="表3.J" style:family="table-column">
      <style:table-column-properties style:column-width="1.644cm" style:rel-column-width="5591*"/>
    </style:style>
    <style:style style:name="表3.K" style:family="table-column">
      <style:table-column-properties style:column-width="2.748cm" style:rel-column-width="9347*"/>
    </style:style>
    <style:style style:name="表3.L" style:family="table-column">
      <style:table-column-properties style:column-width="0.621cm" style:rel-column-width="2110*"/>
    </style:style>
    <style:style style:name="表3.A1" style:family="table-cell">
      <style:table-cell-properties fo:padding="0.097cm" fo:border="none"/>
    </style:style>
    <style:style style:name="表3.3" style:family="table-row">
      <style:table-row-properties style:row-height="0.75cm"/>
    </style:style>
    <style:style style:name="表3.5" style:family="table-row">
      <style:table-row-properties style:min-row-height="0.977cm"/>
    </style:style>
    <style:style style:name="表4" style:family="table">
      <style:table-properties style:width="19.188cm" table:align="margins"/>
    </style:style>
    <style:style style:name="表4.A" style:family="table-column">
      <style:table-column-properties style:column-width="0.474cm" style:rel-column-width="1620*"/>
    </style:style>
    <style:style style:name="表4.B" style:family="table-column">
      <style:table-column-properties style:column-width="3.149cm" style:rel-column-width="10753*"/>
    </style:style>
    <style:style style:name="表4.C" style:family="table-column">
      <style:table-column-properties style:column-width="0.714cm" style:rel-column-width="2439*"/>
    </style:style>
    <style:style style:name="表4.D" style:family="table-column">
      <style:table-column-properties style:column-width="2.566cm" style:rel-column-width="8765*"/>
    </style:style>
    <style:style style:name="表4.E" style:family="table-column">
      <style:table-column-properties style:column-width="0.926cm" style:rel-column-width="3162*"/>
    </style:style>
    <style:style style:name="表4.F" style:family="table-column">
      <style:table-column-properties style:column-width="0.503cm" style:rel-column-width="1716*"/>
    </style:style>
    <style:style style:name="表4.G" style:family="table-column">
      <style:table-column-properties style:column-width="1.005cm" style:rel-column-width="3433*"/>
    </style:style>
    <style:style style:name="表4.H" style:family="table-column">
      <style:table-column-properties style:column-width="0.085cm" style:rel-column-width="289*"/>
    </style:style>
    <style:style style:name="表4.I" style:family="table-column">
      <style:table-column-properties style:column-width="1.092cm" style:rel-column-width="3729*"/>
    </style:style>
    <style:style style:name="表4.J" style:family="table-column">
      <style:table-column-properties style:column-width="0.065cm" style:rel-column-width="222*"/>
    </style:style>
    <style:style style:name="表4.K" style:family="table-column">
      <style:table-column-properties style:column-width="1.027cm" style:rel-column-width="3506*"/>
    </style:style>
    <style:style style:name="表4.L" style:family="table-column">
      <style:table-column-properties style:column-width="0.323cm" style:rel-column-width="1102*"/>
    </style:style>
    <style:style style:name="表4.M" style:family="table-column">
      <style:table-column-properties style:column-width="0.215cm" style:rel-column-width="734*"/>
    </style:style>
    <style:style style:name="表4.N" style:family="table-column">
      <style:table-column-properties style:column-width="2.113cm" style:rel-column-width="7217*"/>
    </style:style>
    <style:style style:name="表4.O" style:family="table-column">
      <style:table-column-properties style:column-width="1.72cm" style:rel-column-width="5873*"/>
    </style:style>
    <style:style style:name="表4.P" style:family="table-column">
      <style:table-column-properties style:column-width="2.725cm" style:rel-column-width="9307*"/>
    </style:style>
    <style:style style:name="表4.Q" style:family="table-column">
      <style:table-column-properties style:column-width="0.489cm" style:rel-column-width="1668*"/>
    </style:style>
    <style:style style:name="表4.A1" style:family="table-cell">
      <style:table-cell-properties fo:padding="0.097cm" fo:border="none"/>
    </style:style>
    <style:style style:name="表5" style:family="table">
      <style:table-properties style:width="18.787cm" table:align="margins"/>
    </style:style>
    <style:style style:name="表5.A" style:family="table-column">
      <style:table-column-properties style:column-width="18.787cm" style:rel-column-width="65535*"/>
    </style:style>
    <style:style style:name="表5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style:language-asian="ja" style:country-asian="JP"/>
    </style:style>
    <style:style style:name="P2" style:family="paragraph" style:parent-style-name="Table_20_Contents">
      <style:text-properties style:font-name="IPA明朝1" fo:font-size="10.5pt" style:font-size-asian="10.5pt" style:font-size-complex="10.5pt"/>
    </style:style>
    <style:style style:name="P3" style:family="paragraph" style:parent-style-name="Table_20_Contents">
      <style:paragraph-properties fo:text-align="end" style:justify-single-word="false"/>
      <style:text-properties style:font-name="IPA明朝1" fo:font-size="10.5pt" style:font-size-asian="10.5pt" style:font-size-complex="10.5pt"/>
    </style:style>
    <style:style style:name="P4" style:family="paragraph" style:parent-style-name="Table_20_Contents">
      <style:paragraph-properties fo:text-align="center" style:justify-single-word="false"/>
      <style:text-properties style:font-name="IPA明朝1" fo:font-size="10.5pt" style:font-size-asian="10.5pt" style:font-size-complex="10.5pt"/>
    </style:style>
    <style:style style:name="P5" style:family="paragraph" style:parent-style-name="Table_20_Contents">
      <style:paragraph-properties fo:text-align="center" style:justify-single-word="false"/>
      <style:text-properties style:font-name="IPA明朝1" fo:font-size="11pt" style:font-size-asian="11pt" style:font-size-complex="11pt"/>
    </style:style>
    <style:style style:name="P6" style:family="paragraph" style:parent-style-name="Table_20_Contents">
      <style:paragraph-properties fo:text-align="end" style:justify-single-word="false"/>
      <style:text-properties style:font-name="IPA明朝1" fo:font-size="11pt" style:font-name-asian="IPA明朝1" style:font-size-asian="11pt" style:language-asian="ja" style:country-asian="JP" style:font-size-complex="11pt"/>
    </style:style>
    <style:style style:name="P7" style:family="paragraph" style:parent-style-name="Table_20_Contents">
      <style:text-properties fo:font-size="10.5pt" style:font-name-asian="IPA明朝1" style:font-size-asian="10.5pt" style:language-asian="ja" style:country-asian="JP" style:font-size-complex="10.5pt"/>
    </style:style>
    <style:style style:name="P8" style:family="paragraph" style:parent-style-name="Table_20_Contents">
      <style:paragraph-properties fo:text-align="center" style:justify-single-word="false"/>
      <style:text-properties fo:font-size="10.5pt" style:font-name-asian="IPA明朝1" style:font-size-asian="10.5pt" style:language-asian="ja" style:country-asian="JP" style:font-size-complex="10.5pt"/>
    </style:style>
    <style:style style:name="P9" style:family="paragraph" style:parent-style-name="Table_20_Contents">
      <style:paragraph-properties fo:text-align="end" style:justify-single-word="false"/>
      <style:text-properties fo:font-size="10.5pt" style:font-name-asian="IPA明朝1" style:font-size-asian="10.5pt" style:language-asian="ja" style:country-asian="JP" style:font-size-complex="10.5pt"/>
    </style:style>
    <style:style style:name="P10" style:family="paragraph" style:parent-style-name="Table_20_Contents">
      <style:text-properties fo:font-size="10.5pt" style:font-name-asian="IPA明朝2" style:font-size-asian="10.5pt" style:font-size-complex="10.5pt"/>
    </style:style>
    <style:style style:name="P11" style:family="paragraph" style:parent-style-name="Table_20_Contents">
      <style:text-properties fo:font-size="11pt" style:font-name-asian="IPA明朝1" style:font-size-asian="11pt" style:language-asian="ja" style:country-asian="JP" style:font-size-complex="11pt"/>
    </style:style>
    <style:style style:name="P12" style:family="paragraph" style:parent-style-name="Table_20_Contents">
      <style:paragraph-properties fo:text-align="end" style:justify-single-word="false"/>
      <style:text-properties fo:font-size="11pt" style:font-name-asian="IPA明朝1" style:font-size-asian="11pt" style:language-asian="ja" style:country-asian="JP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font-size="11pt" style:font-name-asian="IPA明朝1" style:font-size-asian="11pt" style:language-asian="ja" style:country-asian="JP" style:font-size-complex="11pt"/>
    </style:style>
    <style:style style:name="P14" style:family="paragraph" style:parent-style-name="Table_20_Contents">
      <style:text-properties style:font-name="IPA明朝" style:font-name-asian="IPA明朝"/>
    </style:style>
    <style:style style:name="P15" style:family="paragraph" style:parent-style-name="Table_20_Contents">
      <style:text-properties style:font-name="IPA明朝" fo:font-size="11pt" style:font-name-asian="IPA明朝" style:font-size-asian="11pt" style:language-asian="ja" style:country-asian="JP" style:font-size-complex="11pt"/>
    </style:style>
    <style:style style:name="P16" style:family="paragraph" style:parent-style-name="Table_20_Contents">
      <style:text-properties style:font-name="IPA明朝" fo:font-size="10.5pt" style:font-name-asian="IPA明朝" style:font-size-asian="10.5pt" style:font-size-complex="10.5pt"/>
    </style:style>
    <style:style style:name="P17" style:family="paragraph" style:parent-style-name="Table_20_Contents">
      <style:paragraph-properties fo:text-align="end" style:justify-single-word="false"/>
      <style:text-properties style:font-name="IPA明朝" fo:font-size="10.5pt" style:font-name-asian="IPA明朝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style:font-name="IPA明朝" fo:font-size="10.5pt" style:font-name-asian="IPA明朝" style:font-size-asian="10.5pt" style:font-size-complex="10.5pt"/>
    </style:style>
    <style:style style:name="P19" style:family="paragraph" style:parent-style-name="Table_20_Contents">
      <style:text-properties style:font-name="IPA明朝" fo:font-size="10.5pt" style:font-name-asian="IPA明朝" style:font-size-asian="10.5pt" style:language-asian="ja" style:country-asian="JP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style:font-name="IPA明朝" fo:font-size="18pt" style:font-name-asian="IPA明朝" style:font-size-asian="18pt" style:language-asian="ja" style:country-asian="JP" style:font-size-complex="18pt"/>
    </style:style>
    <style:style style:name="P21" style:family="paragraph" style:parent-style-name="Table_20_Contents">
      <style:text-properties style:font-name="IPA明朝2"/>
    </style:style>
    <style:style style:name="P22" style:family="paragraph" style:parent-style-name="Table_20_Contents">
      <style:text-properties style:font-name="IPA明朝2" fo:font-size="10.5pt" style:font-size-asian="10.5pt" style:font-size-complex="10.5pt"/>
    </style:style>
    <style:style style:name="P23" style:family="paragraph" style:parent-style-name="Table_20_Contents">
      <style:text-properties style:font-name="IPA明朝2" style:language-asian="ja" style:country-asian="JP"/>
    </style:style>
    <style:style style:name="P24" style:family="paragraph" style:parent-style-name="Table_20_Contents">
      <style:paragraph-properties fo:text-align="center" style:justify-single-word="false"/>
      <style:text-properties fo:font-size="14pt" style:font-name-asian="IPA明朝1" style:font-size-asian="14pt" style:language-asian="ja" style:country-asian="JP" style:font-size-complex="14pt"/>
    </style:style>
    <style:style style:name="P25" style:family="paragraph" style:parent-style-name="Frame_20_contents">
      <style:text-properties style:font-name="IPA明朝1" fo:font-size="6pt" style:font-size-asian="6pt" style:font-size-complex="6pt"/>
    </style:style>
    <style:style style:name="P26" style:family="paragraph" style:parent-style-name="Frame_20_contents">
      <style:text-properties style:font-name="IPA明朝2" fo:font-size="10.5pt" style:font-size-asian="10.5pt" style:font-size-complex="10.5pt"/>
    </style:style>
    <style:style style:name="P27" style:family="paragraph" style:parent-style-name="Standard">
      <style:paragraph-properties fo:text-align="start" style:justify-single-word="false" style:text-autospace="none" style:writing-mode="lr-tb"/>
      <style:text-properties style:font-name="IPA明朝" fo:font-size="10.5pt" style:font-size-asian="10.5pt" style:font-size-complex="10.5pt"/>
    </style:style>
    <style:style style:name="T1" style:family="text">
      <style:text-properties style:language-asian="ja" style:country-asian="JP"/>
    </style:style>
    <style:style style:name="T2" style:family="text">
      <style:text-properties fo:font-size="11pt" style:font-name-asian="IPA明朝1" style:font-size-asian="11pt" style:font-size-complex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8pt" style:font-size-asian="18pt" style:font-size-complex="18pt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4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5" style:family="graphic" style:parent-style-name="Frame">
      <style:graphic-properties style:protect="none"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枠3" text:anchor-type="paragraph" svg:x="11.074cm" svg:y="10.89cm" svg:width="7.198cm" svg:height="6.992cm" draw:z-index="8"><draw:text-box draw:chain-next-name="枠9"><text:p text:style-name="P25">@@RX@@</text:p><text:p text:style-name="P25"/><text:p text:style-name="P25"/><text:p text:style-name="P25"/><text:p text:style-name="P25"/><text:p text:style-name="P25"/><text:p text:style-name="P25"/><text:p text:style-name="P25"/><text:p text:style-name="P25"/><text:p text:style-name="P25"/><text:p text:style-name="P25"/></draw:text-box></draw:frame><draw:frame draw:style-name="fr2" draw:name="枠2" text:anchor-type="paragraph" svg:x="-0.753cm" svg:y="10.864cm" svg:width="11.643cm" svg:height="7.019cm" draw:z-index="6"><draw:text-box draw:chain-next-name="枠8"><text:p text:style-name="P26">@@HISTORY@@</text:p></draw:text-box></draw:frame><draw:frame draw:style-name="fr3" draw:name="枠1" text:anchor-type="paragraph" svg:x="-0.981cm" svg:y="-0.3cm" svg:width="19.173cm" draw:z-index="5"><draw:text-box fo:min-height="7.814cm"><table:table table:name="表1" table:style-name="表1"><table:table-column table:style-name="表1.A"/><table:table-column table:style-name="表1.B"/><table:table-column table:style-name="表1.C"/><table:table-column table:style-name="表1.D"/><table:table-column table:style-name="表1.E"/><table:table-column table:style-name="表1.F"/><table:table-column table:style-name="表1.G"/><table:table-column table:style-name="表1.H"/><table:table-column table:style-name="表1.I"/><table:table-column table:style-name="表1.J"/><table:table-column table:style-name="表1.K"/><table:table-column table:style-name="表1.L"/><table:table-column table:style-name="表1.M"/><table:table-column table:style-name="表1.N"/><table:table-row table:style-name="表1.1"><table:table-cell table:style-name="表1.A1" table:number-columns-spanned="14" office:value-type="string"><text:p text:style-name="P20">退　　院　　時　　サ　　マ　　リ　　ー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表1.2"><table:table-cell table:style-name="表1.A1" office:value-type="string"><text:p text:style-name="P14"/></table:table-cell><table:table-cell table:style-name="表1.A1" office:value-type="string"><text:p text:style-name="P15">氏　　　名：</text:p></table:table-cell><table:table-cell table:style-name="表1.A1" table:number-columns-spanned="3" office:value-type="string"><text:p text:style-name="P16">@@PATIENT_NAME@@<text:span text:style-name="T1">様</text:span></text:p></table:table-cell><table:covered-table-cell/><table:covered-table-cell/><table:table-cell table:style-name="表1.A1" table:number-columns-spanned="2" office:value-type="string"><text:p text:style-name="P17">(ID:</text:p></table:table-cell><table:covered-table-cell/><table:table-cell table:style-name="表1.A1" table:number-columns-spanned="3" office:value-type="string"><text:p text:style-name="P16">@@PATIENT_ID@@</text:p></table:table-cell><table:covered-table-cell/><table:covered-table-cell/><table:table-cell table:style-name="表1.A1" office:value-type="string"><text:p text:style-name="P16">)</text:p></table:table-cell><table:table-cell table:style-name="表1.A1" office:value-type="string"><text:p text:style-name="P14"/></table:table-cell><table:table-cell table:style-name="表1.A1" office:value-type="string"><text:p text:style-name="P14"/></table:table-cell><table:table-cell table:style-name="表1.A1" office:value-type="string"><text:p text:style-name="P14"/></table:table-cell></table:table-row><table:table-row table:style-name="表1.3"><table:table-cell table:style-name="表1.A1" office:value-type="string"><text:p text:style-name="P14"/></table:table-cell><table:table-cell table:style-name="表1.A1" office:value-type="string"><text:p text:style-name="P15">生年月日：</text:p></table:table-cell><table:table-cell table:style-name="表1.A1" table:number-columns-spanned="3" office:value-type="string"><text:p text:style-name="P16">@@PATIENT_DOB@@</text:p></table:table-cell><table:covered-table-cell/><table:covered-table-cell/><table:table-cell table:style-name="表1.A1" office:value-type="string"><text:p text:style-name="P14"/></table:table-cell><table:table-cell table:style-name="表1.A1" office:value-type="string"><text:p text:style-name="P17">(</text:p></table:table-cell><table:table-cell table:style-name="表1.A1" office:value-type="string"><text:p text:style-name="P16">@@PATIENT_AGE@@</text:p></table:table-cell><table:table-cell table:style-name="表1.A1" office:value-type="string"><text:p text:style-name="P19">歳)</text:p></table:table-cell><table:table-cell table:style-name="表1.A1" office:value-type="string"><text:p text:style-name="P17">(</text:p></table:table-cell><table:table-cell table:style-name="表1.A1" office:value-type="string"><text:p text:style-name="P16">@@PATIENT_SEX@@</text:p></table:table-cell><table:table-cell table:style-name="表1.A1" office:value-type="string"><text:p text:style-name="P16">)</text:p></table:table-cell><table:table-cell table:style-name="表1.A1" office:value-type="string"><text:p text:style-name="P14"/></table:table-cell><table:table-cell table:style-name="表1.A1" office:value-type="string"><text:p text:style-name="P14"/></table:table-cell></table:table-row><table:table-row table:style-name="表1.4"><table:table-cell table:style-name="表1.A1" office:value-type="string"><text:p text:style-name="P14"/></table:table-cell><table:table-cell table:style-name="表1.A1" office:value-type="string"><text:p text:style-name="P15">診　断　名：①　</text:p></table:table-cell><table:table-cell table:style-name="表1.A1" office:value-type="string"><text:p text:style-name="P14"/></table:table-cell><table:table-cell table:style-name="表1.A1" table:number-columns-spanned="6" office:value-type="string"><text:p text:style-name="P16">@@DISEASE1@@</text:p></table:table-cell><table:covered-table-cell/><table:covered-table-cell/><table:covered-table-cell/><table:covered-table-cell/><table:covered-table-cell/><table:table-cell table:style-name="表1.A1" office:value-type="string"><text:p text:style-name="P17">(</text:p></table:table-cell><table:table-cell table:style-name="表1.A1" table:number-columns-spanned="2" office:value-type="string"><text:p text:style-name="P18">ICD<text:span text:style-name="T1">コード</text:span></text:p></table:table-cell><table:covered-table-cell/><table:table-cell table:style-name="表1.A1" office:value-type="string"><text:p text:style-name="P16">@@ICD10_1@@</text:p></table:table-cell><table:table-cell table:style-name="表1.A1" office:value-type="string"><text:p text:style-name="P16">)</text:p></table:table-cell></table:table-row><table:table-row table:style-name="表1.1"><table:table-cell table:style-name="表1.A1" office:value-type="string"><text:p text:style-name="P14"/></table:table-cell><table:table-cell table:style-name="表1.A1" office:value-type="string"><text:p text:style-name="P15"><text:s text:c="12"/>②　</text:p></table:table-cell><table:table-cell table:style-name="表1.A1" office:value-type="string"><text:p text:style-name="P14"/></table:table-cell><table:table-cell table:style-name="表1.A1" table:number-columns-spanned="6" office:value-type="string"><text:p text:style-name="P16">@@DISEASE2@@</text:p></table:table-cell><table:covered-table-cell/><table:covered-table-cell/><table:covered-table-cell/><table:covered-table-cell/><table:covered-table-cell/><table:table-cell table:style-name="表1.A1" office:value-type="string"><text:p text:style-name="P17">(</text:p></table:table-cell><table:table-cell table:style-name="表1.A1" table:number-columns-spanned="2" office:value-type="string"><text:p text:style-name="P18">ICD<text:span text:style-name="T1">コード</text:span></text:p></table:table-cell><table:covered-table-cell/><table:table-cell table:style-name="表1.A1" office:value-type="string"><text:p text:style-name="P16">@@ICD10_2@@</text:p></table:table-cell><table:table-cell table:style-name="表1.A1" office:value-type="string"><text:p text:style-name="P16">)</text:p></table:table-cell></table:table-row><table:table-row table:style-name="表1.1"><table:table-cell table:style-name="表1.A1" office:value-type="string"><text:p text:style-name="P14"/></table:table-cell><table:table-cell table:style-name="表1.A1" office:value-type="string"><text:p text:style-name="P15"><text:s text:c="12"/>③　</text:p></table:table-cell><table:table-cell table:style-name="表1.A1" office:value-type="string"><text:p text:style-name="P14"/></table:table-cell><table:table-cell table:style-name="表1.A1" table:number-columns-spanned="6" office:value-type="string"><text:p text:style-name="P16">@@DISEASE3@@</text:p></table:table-cell><table:covered-table-cell/><table:covered-table-cell/><table:covered-table-cell/><table:covered-table-cell/><table:covered-table-cell/><table:table-cell table:style-name="表1.A1" office:value-type="string"><text:p text:style-name="P17">(</text:p></table:table-cell><table:table-cell table:style-name="表1.A1" table:number-columns-spanned="2" office:value-type="string"><text:p text:style-name="P18">ICD<text:span text:style-name="T1">コード</text:span></text:p></table:table-cell><table:covered-table-cell/><table:table-cell table:style-name="表1.A1" office:value-type="string"><text:p text:style-name="P16">@@ICD10_3@@</text:p></table:table-cell><table:table-cell table:style-name="表1.A1" office:value-type="string"><text:p text:style-name="P16">)</text:p></table:table-cell></table:table-row><table:table-row table:style-name="表1.7"><table:table-cell table:style-name="表1.A1" office:value-type="string"><text:p text:style-name="P14"/></table:table-cell><table:table-cell table:style-name="表1.A1" office:value-type="string"><text:p text:style-name="P15">入院期間：</text:p></table:table-cell><table:table-cell table:style-name="表1.A1" table:number-columns-spanned="2" office:value-type="string"><text:p text:style-name="P14"/></table:table-cell><table:covered-table-cell/><table:table-cell table:style-name="表1.A1" table:number-columns-spanned="5" office:value-type="string"><text:p text:style-name="P16">@@ADMISSION_DATE_FROM@@</text:p></table:table-cell><table:covered-table-cell/><table:covered-table-cell/><table:covered-table-cell/><table:covered-table-cell/><table:table-cell table:style-name="表1.A1" office:value-type="string"><text:p text:style-name="P19">～</text:p></table:table-cell><table:table-cell table:style-name="表1.A1" table:number-columns-spanned="4" office:value-type="string"><text:p text:style-name="P16">@@ADMISSION_DATE_TO@@</text:p></table:table-cell><table:covered-table-cell/><table:covered-table-cell/><table:covered-table-cell/></table:table-row><table:table-row table:style-name="表1.8"><table:table-cell table:style-name="表1.A1" office:value-type="string"><text:p text:style-name="P14"/></table:table-cell><table:table-cell table:style-name="表1.A1" office:value-type="string"><text:p text:style-name="P15">入院形態：</text:p></table:table-cell><table:table-cell table:style-name="表1.A1" table:number-columns-spanned="2" office:value-type="string"><text:p text:style-name="P19">措 <text:s text:c="3"/>置</text:p></table:table-cell><table:covered-table-cell/><table:table-cell table:style-name="表1.A1" table:number-columns-spanned="5" office:value-type="string"><text:p text:style-name="P16">@@ADMISSION_TYPE_FROM3@@</text:p></table:table-cell><table:covered-table-cell/><table:covered-table-cell/><table:covered-table-cell/><table:covered-table-cell/><table:table-cell table:style-name="表1.A1" office:value-type="string"><text:p text:style-name="P19">～</text:p></table:table-cell><table:table-cell table:style-name="表1.A1" table:number-columns-spanned="4" office:value-type="string"><text:p text:style-name="P16">@@ADMISSION_TYPE_TO3@@</text:p></table:table-cell><table:covered-table-cell/><table:covered-table-cell/><table:covered-table-cell/></table:table-row><table:table-row table:style-name="表1.9"><table:table-cell table:style-name="表1.A1" office:value-type="string"><text:p text:style-name="P14"/></table:table-cell><table:table-cell table:style-name="表1.A1" office:value-type="string"><text:p text:style-name="P14"/></table:table-cell><table:table-cell table:style-name="表1.A1" table:number-columns-spanned="2" office:value-type="string"><text:p text:style-name="P19">医療保護</text:p></table:table-cell><table:covered-table-cell/><table:table-cell table:style-name="表1.A1" table:number-columns-spanned="5" office:value-type="string"><text:p text:style-name="P16">@@ADMISSION_TYPE_FROM2@@</text:p></table:table-cell><table:covered-table-cell/><table:covered-table-cell/><table:covered-table-cell/><table:covered-table-cell/><table:table-cell table:style-name="表1.A1" office:value-type="string"><text:p text:style-name="P19">～</text:p></table:table-cell><table:table-cell table:style-name="表1.A1" table:number-columns-spanned="4" office:value-type="string"><text:p text:style-name="P16">@@ADMISSION_TYPE_TO2@@</text:p></table:table-cell><table:covered-table-cell/><table:covered-table-cell/><table:covered-table-cell/></table:table-row><table:table-row table:style-name="表1.9"><table:table-cell table:style-name="表1.A1" office:value-type="string"><text:p text:style-name="P14"/></table:table-cell><table:table-cell table:style-name="表1.A1" office:value-type="string"><text:p text:style-name="P14"/></table:table-cell><table:table-cell table:style-name="表1.A1" table:number-columns-spanned="2" office:value-type="string"><text:p text:style-name="P19">任 <text:s text:c="3"/>意</text:p></table:table-cell><table:covered-table-cell/><table:table-cell table:style-name="表1.A1" table:number-columns-spanned="5" office:value-type="string"><text:p text:style-name="P16">@@ADMISSION_TYPE_FROM1@@</text:p></table:table-cell><table:covered-table-cell/><table:covered-table-cell/><table:covered-table-cell/><table:covered-table-cell/><table:table-cell table:style-name="表1.A1" office:value-type="string"><text:p text:style-name="P19">～</text:p></table:table-cell><table:table-cell table:style-name="表1.A1" table:number-columns-spanned="4" office:value-type="string"><text:p text:style-name="P16">@@ADMISSION_TYPE_TO1@@</text:p></table:table-cell><table:covered-table-cell/><table:covered-table-cell/><table:covered-table-cell/></table:table-row><table:table-row table:style-name="表1.9"><table:table-cell table:style-name="表1.A1" office:value-type="string"><text:p text:style-name="P14"/></table:table-cell><table:table-cell table:style-name="表1.A1" office:value-type="string"><text:p text:style-name="P14"/></table:table-cell><table:table-cell table:style-name="表1.A1" table:number-columns-spanned="2" office:value-type="string"><text:p text:style-name="P19">そ の 他</text:p></table:table-cell><table:covered-table-cell/><table:table-cell table:style-name="表1.A1" table:number-columns-spanned="5" office:value-type="string"><text:p text:style-name="P16">@@ADMISSION_TYPE_FROM4@@</text:p></table:table-cell><table:covered-table-cell/><table:covered-table-cell/><table:covered-table-cell/><table:covered-table-cell/><table:table-cell table:style-name="表1.A1" office:value-type="string"><text:p text:style-name="P19">～</text:p></table:table-cell><table:table-cell table:style-name="表1.A1" table:number-columns-spanned="4" office:value-type="string"><text:p text:style-name="P16">@@ADMISSION_TYPE_TO4@@</text:p></table:table-cell><table:covered-table-cell/><table:covered-table-cell/><table:covered-table-cell/></table:table-row><table:table-row table:style-name="表1.12"><table:table-cell table:style-name="表1.A1" office:value-type="string"><text:p text:style-name="P14"/></table:table-cell><table:table-cell table:style-name="表1.A1" office:value-type="string"><text:p text:style-name="P14"/></table:table-cell><table:table-cell table:style-name="表1.A1" office:value-type="string"><text:p text:style-name="P16">(</text:p></table:table-cell><table:table-cell table:style-name="表1.A1" table:number-columns-spanned="6" office:value-type="string"><text:p text:style-name="P16">@@COMMENT@@</text:p></table:table-cell><table:covered-table-cell/><table:covered-table-cell/><table:covered-table-cell/><table:covered-table-cell/><table:covered-table-cell/><table:table-cell table:style-name="表1.A1" office:value-type="string"><text:p text:style-name="P16">)</text:p></table:table-cell><table:table-cell table:style-name="表1.A1" office:value-type="string"><text:p text:style-name="P14"/></table:table-cell><table:table-cell table:style-name="表1.A1" office:value-type="string"><text:p text:style-name="P14"/></table:table-cell><table:table-cell table:style-name="表1.A1" office:value-type="string"><text:p text:style-name="P14"/></table:table-cell><table:table-cell table:style-name="表1.A1" office:value-type="string"><text:p text:style-name="P14"/></table:table-cell></table:table-row><table:table-row table:style-name="表1.13"><table:table-cell table:style-name="表1.A1" office:value-type="string"><text:p text:style-name="P14"/></table:table-cell><table:table-cell table:style-name="表1.A1" table:number-columns-spanned="8" office:value-type="string"><text:p text:style-name="P15">経過</text:p></table:table-cell><table:covered-table-cell/><table:covered-table-cell/><table:covered-table-cell/><table:covered-table-cell/><table:covered-table-cell/><table:covered-table-cell/><table:covered-table-cell/><table:table-cell table:style-name="表1.A1" table:number-columns-spanned="5" office:value-type="string"><text:p text:style-name="P15">退院時処方</text:p></table:table-cell><table:covered-table-cell/><table:covered-table-cell/><table:covered-table-cell/><table:covered-table-cell/></table:table-row></table:table></draw:text-box></draw:frame><draw:frame draw:style-name="fr3" draw:name="枠4" text:anchor-type="paragraph" svg:x="-0.861cm" svg:y="18.149cm" svg:width="19.133cm" draw:z-index="0"><draw:text-box fo:min-height="1.67cm"><table:table table:name="表2" table:style-name="表2"><table:table-column table:style-name="表2.A"/><table:table-column table:style-name="表2.B"/><table:table-column table:style-name="表2.C"/><table:table-column table:style-name="表2.D"/><table:table-column table:style-name="表2.E"/><table:table-column table:style-name="表2.F"/><table:table-row table:style-name="表2.1"><table:table-cell table:style-name="表2.A1" office:value-type="string"><text:p text:style-name="Table_20_Contents"/></table:table-cell><table:table-cell table:style-name="表2.A1" office:value-type="string"><text:p text:style-name="P11">転帰：</text:p></table:table-cell><table:table-cell table:style-name="表2.A1" office:value-type="string"><text:p text:style-name="P22">@@OUTCOME@@</text:p></table:table-cell><table:table-cell table:style-name="表2.A1" office:value-type="string"><text:p text:style-name="P3">@@RX_DAYS@@</text:p></table:table-cell><table:table-cell table:style-name="表2.A1" office:value-type="string"><text:p text:style-name="P7">日分 持ち帰り</text:p></table:table-cell><table:table-cell table:style-name="表2.A1" office:value-type="string"><text:p text:style-name="Table_20_Contents"/></table:table-cell></table:table-row><table:table-row><table:table-cell table:style-name="表2.A1" office:value-type="string"><text:p text:style-name="Table_20_Contents"/></table:table-cell><table:table-cell table:style-name="表2.A1" office:value-type="string"><text:p text:style-name="P11">特記事項</text:p></table:table-cell><table:table-cell table:style-name="表2.A1" table:number-columns-spanned="4" office:value-type="string"><text:p text:style-name="P10"/></table:table-cell><table:covered-table-cell/><table:covered-table-cell/><table:covered-table-cell/></table:table-row></table:table></draw:text-box></draw:frame><draw:frame draw:style-name="fr3" draw:name="枠6" text:anchor-type="paragraph" svg:x="-0.921cm" svg:y="21.417cm" svg:width="19.267cm" draw:z-index="1"><draw:text-box fo:min-height="4.184cm"><table:table table:name="表3" table:style-name="表3"><table:table-column table:style-name="表3.A"/><table:table-column table:style-name="表3.B"/><table:table-column table:style-name="表3.C"/><table:table-column table:style-name="表3.D"/><table:table-column table:style-name="表3.E"/><table:table-column table:style-name="表3.F"/><table:table-column table:style-name="表3.G"/><table:table-column table:style-name="表3.H"/><table:table-column table:style-name="表3.I"/><table:table-column table:style-name="表3.J"/><table:table-column table:style-name="表3.K"/><table:table-column table:style-name="表3.L"/><table:table-row><table:table-cell table:style-name="表3.A1" office:value-type="string"><text:p text:style-name="Table_20_Contents"/></table:table-cell><table:table-cell table:style-name="表3.A1" office:value-type="string"><text:p text:style-name="P12">退院後の方針</text:p></table:table-cell><table:table-cell table:style-name="表3.A1" table:number-columns-spanned="2" office:value-type="string"><text:p text:style-name="P12">当 院 外 来</text:p></table:table-cell><table:covered-table-cell/><table:table-cell table:style-name="表3.A1" office:value-type="string"><text:p text:style-name="P3">(</text:p></table:table-cell><table:table-cell table:style-name="表3.A1" office:value-type="string"><text:p text:style-name="P7">来院予定日</text:p></table:table-cell><table:table-cell table:style-name="表3.A1" table:number-columns-spanned="4" office:value-type="string"><text:p text:style-name="P27">@@NEXT_VISIT@@</text:p></table:table-cell><table:covered-table-cell/><table:covered-table-cell/><table:covered-table-cell/><table:table-cell table:style-name="表3.A1" office:value-type="string"><text:p text:style-name="Table_20_Contents"/></table:table-cell><table:table-cell table:style-name="表3.A1" office:value-type="string"><text:p text:style-name="Table_20_Contents">)</text:p></table:table-cell></table:table-row><table:table-row><table:table-cell table:style-name="表3.A1" office:value-type="string"><text:p text:style-name="Table_20_Contents"/></table:table-cell><table:table-cell table:style-name="表3.A1" office:value-type="string"><text:p text:style-name="Table_20_Contents"/></table:table-cell><table:table-cell table:style-name="表3.A1" table:number-columns-spanned="2" office:value-type="string"><text:p text:style-name="P3">@@TRANSFER@@</text:p></table:table-cell><table:covered-table-cell/><table:table-cell table:style-name="表3.A1" office:value-type="string"><text:p text:style-name="P3">(</text:p></table:table-cell><table:table-cell table:style-name="表3.A1" table:number-columns-spanned="6" office:value-type="string"><text:p text:style-name="P4">@@TRANSFER_TO@@</text:p></table:table-cell><table:covered-table-cell/><table:covered-table-cell/><table:covered-table-cell/><table:covered-table-cell/><table:covered-table-cell/><table:table-cell table:style-name="表3.A1" office:value-type="string"><text:p text:style-name="P2">)</text:p></table:table-cell></table:table-row><table:table-row table:style-name="表3.3"><table:table-cell table:style-name="表3.A1" office:value-type="string"><text:p text:style-name="Table_20_Contents"/></table:table-cell><table:table-cell table:style-name="表3.A1" table:number-columns-spanned="2" office:value-type="string"><text:p text:style-name="P11">社会復帰プログラム</text:p></table:table-cell><table:covered-table-cell/><table:table-cell table:style-name="表3.A1" table:number-columns-spanned="2" office:value-type="string"><text:p text:style-name="P12">[@@TRAINING0@@] ディケア</text:p></table:table-cell><table:covered-table-cell/><table:table-cell table:style-name="表3.A1" office:value-type="string"><text:p text:style-name="P8"><text:span text:style-name="T3">[@@TRAINING1@@] </text:span>訪問看護</text:p></table:table-cell><table:table-cell table:style-name="表3.A1" table:number-columns-spanned="2" office:value-type="string"><text:p text:style-name="P1"><text:span text:style-name="T2">[@@TRAINING2@@] </text:span>OT</text:p></table:table-cell><table:covered-table-cell/><table:table-cell table:style-name="表3.A1" table:number-columns-spanned="2" office:value-type="string"><text:p text:style-name="P9"><text:span text:style-name="T3">[@@TRAINING3@@] </text:span>その他（</text:p></table:table-cell><table:covered-table-cell/><table:table-cell table:style-name="表3.A1" office:value-type="string"><text:p text:style-name="P22">@@TRAINING_OTHER@@</text:p></table:table-cell><table:table-cell table:style-name="表3.A1" office:value-type="string"><text:p text:style-name="P7">）</text:p></table:table-cell></table:table-row><table:table-row><table:table-cell table:style-name="表3.A1" office:value-type="string"><text:p text:style-name="Table_20_Contents"/></table:table-cell><table:table-cell table:style-name="表3.A1" office:value-type="string"><text:p text:style-name="P13">記　載　日</text:p></table:table-cell><table:table-cell table:style-name="表3.A1" office:value-type="string"><text:p text:style-name="Table_20_Contents"/></table:table-cell><table:table-cell table:style-name="表3.A1" table:number-columns-spanned="4" office:value-type="string"><text:p text:style-name="P1"/></table:table-cell><table:covered-table-cell/><table:covered-table-cell/><table:covered-table-cell/><table:table-cell table:style-name="表3.A1" office:value-type="string"><text:p text:style-name="Table_20_Contents"/></table:table-cell><table:table-cell table:style-name="表3.A1" office:value-type="string"><text:p text:style-name="Table_20_Contents"/></table:table-cell><table:table-cell table:style-name="表3.A1" office:value-type="string"><text:p text:style-name="Table_20_Contents"/></table:table-cell><table:table-cell table:style-name="表3.A1" office:value-type="string"><text:p text:style-name="Table_20_Contents"/></table:table-cell><table:table-cell table:style-name="表3.A1" office:value-type="string"><text:p text:style-name="Table_20_Contents"/></table:table-cell></table:table-row><table:table-row table:style-name="表3.5"><table:table-cell table:style-name="表3.A1" office:value-type="string"><text:p text:style-name="Table_20_Contents"/></table:table-cell><table:table-cell table:style-name="表3.A1" office:value-type="string"><text:p text:style-name="P13">主　治　医</text:p></table:table-cell><table:table-cell table:style-name="表3.A1" table:number-columns-spanned="2" office:value-type="string"><text:p text:style-name="P21"/></table:table-cell><table:covered-table-cell/><table:table-cell table:style-name="表3.A1" table:number-columns-spanned="2" office:value-type="string"><text:p text:style-name="P11">診療録管理者</text:p></table:table-cell><table:covered-table-cell/><table:table-cell table:style-name="表3.A1" table:number-columns-spanned="3" office:value-type="string"><text:p text:style-name="P23"/></table:table-cell><table:covered-table-cell/><table:covered-table-cell/><table:table-cell table:style-name="表3.A1" office:value-type="string"><text:p text:style-name="P11">院長</text:p></table:table-cell><table:table-cell table:style-name="表3.A1" office:value-type="string"><text:p text:style-name="P23"/></table:table-cell><table:table-cell table:style-name="表3.A1" office:value-type="string"><text:p text:style-name="Table_20_Contents"/></table:table-cell></table:table-row><table:table-row><table:table-cell table:style-name="表3.A1" table:number-columns-spanned="12" office:value-type="string"><text:p text:style-name="P5">@@HOSPITAL_NAME@@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/table:table></draw:text-box></draw:frame>@@SPECIAL_NOTE@@</text:p>
      <text:p text:style-name="Table_20_Contents"><draw:frame draw:style-name="fr3" draw:name="枠7" text:anchor-type="paragraph" svg:x="-0.891cm" svg:y="-0.621cm" svg:width="19.188cm" draw:z-index="7"><draw:text-box fo:min-height="2.353cm"><table:table table:name="表4" table:style-name="表4"><table:table-column table:style-name="表4.A"/><table:table-column table:style-name="表4.B"/><table:table-column table:style-name="表4.C"/><table:table-column table:style-name="表4.D"/><table:table-column table:style-name="表4.E"/><table:table-column table:style-name="表4.F"/><table:table-column table:style-name="表4.G"/><table:table-column table:style-name="表4.H"/><table:table-column table:style-name="表4.I"/><table:table-column table:style-name="表4.J"/><table:table-column table:style-name="表4.K"/><table:table-column table:style-name="表4.L"/><table:table-column table:style-name="表4.M"/><table:table-column table:style-name="表4.N"/><table:table-column table:style-name="表4.O"/><table:table-column table:style-name="表4.P"/><table:table-column table:style-name="表4.Q"/><table:table-row><table:table-cell table:style-name="表4.A1" table:number-columns-spanned="17" office:value-type="string"><text:p text:style-name="P24"><text:span text:style-name="T4">退　　院　　時　　サ　　マ　　リ　　ー</text:span>　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><table:table-cell table:style-name="表4.A1" office:value-type="string"><text:p text:style-name="Table_20_Contents"/></table:table-cell><table:table-cell table:style-name="表4.A1" office:value-type="string"><text:p text:style-name="P11">氏　　　名：</text:p></table:table-cell><table:table-cell table:style-name="表4.A1" table:number-columns-spanned="2" office:value-type="string"><text:p text:style-name="P2">@@PATIENT_NAME@@</text:p></table:table-cell><table:covered-table-cell/><table:table-cell table:style-name="表4.A1" office:value-type="string"><text:p text:style-name="P11">様</text:p></table:table-cell><table:table-cell table:style-name="表4.A1" table:number-columns-spanned="2" office:value-type="string"><text:p text:style-name="P6">（ID:</text:p></table:table-cell><table:covered-table-cell/><table:table-cell table:style-name="表4.A1" table:number-columns-spanned="6" office:value-type="string"><text:p text:style-name="P2">@@PATIENT_ID@@</text:p></table:table-cell><table:covered-table-cell/><table:covered-table-cell/><table:covered-table-cell/><table:covered-table-cell/><table:covered-table-cell/><table:table-cell table:style-name="表4.A1" office:value-type="string"><text:p text:style-name="P7">）</text:p></table:table-cell><table:table-cell table:style-name="表4.A1" office:value-type="string"><text:p text:style-name="Table_20_Contents"/></table:table-cell><table:table-cell table:style-name="表4.A1" office:value-type="string"><text:p text:style-name="Table_20_Contents"/></table:table-cell><table:table-cell table:style-name="表4.A1" office:value-type="string"><text:p text:style-name="Table_20_Contents"/></table:table-cell></table:table-row><table:table-row><table:table-cell table:style-name="表4.A1" office:value-type="string"><text:p text:style-name="Table_20_Contents"/></table:table-cell><table:table-cell table:style-name="表4.A1" office:value-type="string"><text:p text:style-name="Table_20_Contents"/></table:table-cell><table:table-cell table:style-name="表4.A1" office:value-type="string"><text:p text:style-name="Table_20_Contents"/></table:table-cell><table:table-cell table:style-name="表4.A1" office:value-type="string"><text:p text:style-name="Table_20_Contents"/></table:table-cell><table:table-cell table:style-name="表4.A1" office:value-type="string"><text:p text:style-name="Table_20_Contents"/></table:table-cell><table:table-cell table:style-name="表4.A1" office:value-type="string"><text:p text:style-name="Table_20_Contents"/></table:table-cell><table:table-cell table:style-name="表4.A1" office:value-type="string"><text:p text:style-name="Table_20_Contents"/></table:table-cell><table:table-cell table:style-name="表4.A1" table:number-columns-spanned="3" office:value-type="string"><text:p text:style-name="Table_20_Contents"/></table:table-cell><table:covered-table-cell/><table:covered-table-cell/><table:table-cell table:style-name="表4.A1" table:number-columns-spanned="2" office:value-type="string"><text:p text:style-name="Table_20_Contents"/></table:table-cell><table:covered-table-cell/><table:table-cell table:style-name="表4.A1" office:value-type="string"><text:p text:style-name="Table_20_Contents"/></table:table-cell><table:table-cell table:style-name="表4.A1" office:value-type="string"><text:p text:style-name="Table_20_Contents"/></table:table-cell><table:table-cell table:style-name="表4.A1" office:value-type="string"><text:p text:style-name="Table_20_Contents"/></table:table-cell><table:table-cell table:style-name="表4.A1" office:value-type="string"><text:p text:style-name="Table_20_Contents"/></table:table-cell><table:table-cell table:style-name="表4.A1" office:value-type="string"><text:p text:style-name="Table_20_Contents"/></table:table-cell></table:table-row><table:table-row><table:table-cell table:style-name="表4.A1" office:value-type="string"><text:p text:style-name="Table_20_Contents"/></table:table-cell><table:table-cell table:style-name="表4.A1" office:value-type="string"><text:p text:style-name="P11">経過</text:p></table:table-cell><table:table-cell table:style-name="表4.A1" office:value-type="string"><text:p text:style-name="Table_20_Contents"/></table:table-cell><table:table-cell table:style-name="表4.A1" office:value-type="string"><text:p text:style-name="Table_20_Contents"/></table:table-cell><table:table-cell table:style-name="表4.A1" office:value-type="string"><text:p text:style-name="Table_20_Contents"/></table:table-cell><table:table-cell table:style-name="表4.A1" office:value-type="string"><text:p text:style-name="Table_20_Contents"/></table:table-cell><table:table-cell table:style-name="表4.A1" table:number-columns-spanned="2" office:value-type="string"><text:p text:style-name="P11"/></table:table-cell><table:covered-table-cell/><table:table-cell table:style-name="表4.A1" office:value-type="string"><text:p text:style-name="P11"/></table:table-cell><table:table-cell table:style-name="表4.A1" table:number-columns-spanned="2" office:value-type="string"><text:p text:style-name="P11"/></table:table-cell><table:covered-table-cell/><table:table-cell table:style-name="表4.A1" table:number-columns-spanned="2" office:value-type="string"><text:p text:style-name="P11"/></table:table-cell><table:covered-table-cell/><table:table-cell table:style-name="表4.A1" table:number-columns-spanned="2" office:value-type="string"><text:p text:style-name="P11">退院時処方</text:p></table:table-cell><table:covered-table-cell/><table:table-cell table:style-name="表4.A1" office:value-type="string"><text:p text:style-name="Table_20_Contents"/></table:table-cell><table:table-cell table:style-name="表4.A1" office:value-type="string"><text:p text:style-name="Table_20_Contents"/></table:table-cell></table:table-row></table:table></draw:text-box></draw:frame><text:soft-page-break/></text:p>
      <text:p text:style-name="Standard"><draw:frame draw:style-name="fr4" draw:name="枠8" text:anchor-type="paragraph" svg:x="-0.584cm" svg:y="0.074cm" svg:width="11.453cm" draw:z-index="2"><draw:text-box fo:min-height="20.918cm"><text:p text:style-name="Frame_20_contents"/></draw:text-box></draw:frame><draw:frame draw:style-name="fr5" draw:name="枠9" text:anchor-type="paragraph" svg:x="11.18cm" svg:y="0.134cm" svg:width="7.093cm" svg:height="20.895cm" draw:z-index="3"><draw:text-box><text:p text:style-name="Frame_20_contents"/></draw:text-box></draw:frame><draw:frame draw:style-name="fr3" draw:name="枠10" text:anchor-type="paragraph" svg:x="-0.584cm" svg:y="21.359cm" svg:width="18.787cm" draw:z-index="4"><draw:text-box fo:min-height="0.85cm"><table:table table:name="表5" table:style-name="表5"><table:table-column table:style-name="表5.A"/><table:table-row><table:table-cell table:style-name="表5.A1" office:value-type="string"><text:p text:style-name="P5">@@HOSPITAL_NAME@@</text:p></table:table-cell></table:table-row></table:table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IPA明朝" svg:font-family="IPA明朝"/>
    <style:font-face style:name="Tahoma1" svg:font-family="Tahoma"/>
    <style:font-face style:name="IPA明朝1" svg:font-family="IPA明朝" style:font-family-generic="roman" style:font-pitch="fixed"/>
    <style:font-face style:name="IPA明朝2" svg:font-family="IPA明朝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unzo Kawata</meta:initial-creator>
    <meta:creation-date>2009-12-25T10:16:18.04</meta:creation-date>
    <dc:date>2010-07-09T11:14:59.48</dc:date>
    <meta:editing-duration>PT04H29M24S</meta:editing-duration>
    <meta:editing-cycles>37</meta:editing-cycles>
    <meta:generator>OpenOffice.org/3.1$Win32 OpenOffice.org_project/310m19$Build-9420</meta:generator>
    <dc:creator>masa matsuo</dc:creator>
    <meta:document-statistic meta:table-count="5" meta:image-count="0" meta:object-count="0" meta:page-count="2" meta:paragraph-count="98" meta:word-count="140" meta:character-count="888"/>
  </office:meta>
</office:document-meta>
</file>